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81bc" officeooo:paragraph-rsid="000181bc"/>
    </style:style>
    <style:style style:name="P2" style:family="paragraph" style:parent-style-name="Standard">
      <style:paragraph-properties fo:text-align="start" style:justify-single-word="false"/>
      <style:text-properties officeooo:rsid="000181bc" officeooo:paragraph-rsid="00137846"/>
    </style:style>
    <style:style style:name="P3" style:family="paragraph" style:parent-style-name="Standard">
      <style:paragraph-properties fo:text-align="start" style:justify-single-word="false"/>
      <style:text-properties officeooo:paragraph-rsid="000c9cd2"/>
    </style:style>
    <style:style style:name="P4" style:family="paragraph" style:parent-style-name="Standard">
      <style:paragraph-properties fo:text-align="start" style:justify-single-word="false"/>
      <style:text-properties officeooo:rsid="00047dd8" officeooo:paragraph-rsid="00047dd8"/>
    </style:style>
    <style:style style:name="P5" style:family="paragraph" style:parent-style-name="Standard">
      <style:paragraph-properties fo:text-align="start" style:justify-single-word="false"/>
      <style:text-properties officeooo:rsid="00047dd8" officeooo:paragraph-rsid="00137846"/>
    </style:style>
    <style:style style:name="P6" style:family="paragraph" style:parent-style-name="Standard">
      <style:paragraph-properties fo:text-align="start" style:justify-single-word="false"/>
      <style:text-properties officeooo:rsid="000547e0" officeooo:paragraph-rsid="000547e0"/>
    </style:style>
    <style:style style:name="P7" style:family="paragraph" style:parent-style-name="Standard">
      <style:paragraph-properties fo:text-align="start" style:justify-single-word="false"/>
      <style:text-properties officeooo:rsid="000547e0" officeooo:paragraph-rsid="0024c23d"/>
    </style:style>
    <style:style style:name="P8" style:family="paragraph" style:parent-style-name="Standard">
      <style:paragraph-properties fo:text-align="start" style:justify-single-word="false"/>
      <style:text-properties officeooo:rsid="00058862" officeooo:paragraph-rsid="00058862"/>
    </style:style>
    <style:style style:name="P9" style:family="paragraph" style:parent-style-name="Standard">
      <style:paragraph-properties fo:text-align="start" style:justify-single-word="false"/>
      <style:text-properties officeooo:rsid="00058862" officeooo:paragraph-rsid="00091ebe"/>
    </style:style>
    <style:style style:name="P10" style:family="paragraph" style:parent-style-name="Standard">
      <style:paragraph-properties fo:text-align="start" style:justify-single-word="false"/>
      <style:text-properties officeooo:rsid="00058862" officeooo:paragraph-rsid="00093743"/>
    </style:style>
    <style:style style:name="P11" style:family="paragraph" style:parent-style-name="Standard">
      <style:paragraph-properties fo:text-align="start" style:justify-single-word="false"/>
      <style:text-properties officeooo:rsid="00058862" officeooo:paragraph-rsid="000a675a"/>
    </style:style>
    <style:style style:name="P12" style:family="paragraph" style:parent-style-name="Standard">
      <style:paragraph-properties fo:text-align="start" style:justify-single-word="false"/>
      <style:text-properties officeooo:rsid="00058862" officeooo:paragraph-rsid="000c9cd2"/>
    </style:style>
    <style:style style:name="P13" style:family="paragraph" style:parent-style-name="Standard">
      <style:paragraph-properties fo:text-align="start" style:justify-single-word="false"/>
      <style:text-properties officeooo:rsid="00058862" officeooo:paragraph-rsid="000ea78d"/>
    </style:style>
    <style:style style:name="P14" style:family="paragraph" style:parent-style-name="Standard">
      <style:paragraph-properties fo:text-align="start" style:justify-single-word="false"/>
      <style:text-properties officeooo:rsid="00058862" officeooo:paragraph-rsid="001094e8"/>
    </style:style>
    <style:style style:name="P15" style:family="paragraph" style:parent-style-name="Standard">
      <style:paragraph-properties fo:text-align="start" style:justify-single-word="false"/>
      <style:text-properties officeooo:rsid="00058862" officeooo:paragraph-rsid="0010bae4"/>
    </style:style>
    <style:style style:name="P16" style:family="paragraph" style:parent-style-name="Standard">
      <style:paragraph-properties fo:text-align="start" style:justify-single-word="false"/>
      <style:text-properties officeooo:rsid="00058862" officeooo:paragraph-rsid="0026945a"/>
    </style:style>
    <style:style style:name="P17" style:family="paragraph" style:parent-style-name="Standard">
      <style:paragraph-properties fo:text-align="start" style:justify-single-word="false"/>
      <style:text-properties officeooo:rsid="00058862" officeooo:paragraph-rsid="0028f442"/>
    </style:style>
    <style:style style:name="P18" style:family="paragraph" style:parent-style-name="Standard">
      <style:paragraph-properties fo:text-align="start" style:justify-single-word="false"/>
      <style:text-properties officeooo:rsid="00197007" officeooo:paragraph-rsid="00197007"/>
    </style:style>
    <style:style style:name="P19" style:family="paragraph" style:parent-style-name="Standard">
      <style:paragraph-properties fo:text-align="start" style:justify-single-word="false"/>
      <style:text-properties officeooo:rsid="00197007" officeooo:paragraph-rsid="001c2d53"/>
    </style:style>
    <style:style style:name="P20" style:family="paragraph" style:parent-style-name="Standard">
      <style:paragraph-properties fo:text-align="start" style:justify-single-word="false"/>
      <style:text-properties officeooo:rsid="00197007" officeooo:paragraph-rsid="001dfb8d"/>
    </style:style>
    <style:style style:name="P21" style:family="paragraph" style:parent-style-name="Standard">
      <style:paragraph-properties fo:text-align="start" style:justify-single-word="false"/>
      <style:text-properties officeooo:rsid="00197007" officeooo:paragraph-rsid="001e912f"/>
    </style:style>
    <style:style style:name="P22" style:family="paragraph" style:parent-style-name="Standard">
      <style:paragraph-properties fo:text-align="center" style:justify-single-word="false"/>
      <style:text-properties fo:font-size="14pt" officeooo:rsid="000181bc" officeooo:paragraph-rsid="000181bc" style:font-size-asian="14pt" style:font-size-complex="14pt"/>
    </style:style>
    <style:style style:name="T1" style:family="text">
      <style:text-properties officeooo:rsid="00047dd8"/>
    </style:style>
    <style:style style:name="T2" style:family="text">
      <style:text-properties officeooo:rsid="000547e0"/>
    </style:style>
    <style:style style:name="T3" style:family="text">
      <style:text-properties officeooo:rsid="00058862"/>
    </style:style>
    <style:style style:name="T4" style:family="text">
      <style:text-properties officeooo:rsid="0007515f"/>
    </style:style>
    <style:style style:name="T5" style:family="text">
      <style:text-properties officeooo:rsid="00091ebe"/>
    </style:style>
    <style:style style:name="T6" style:family="text">
      <style:text-properties officeooo:rsid="00093743"/>
    </style:style>
    <style:style style:name="T7" style:family="text">
      <style:text-properties officeooo:rsid="000a675a"/>
    </style:style>
    <style:style style:name="T8" style:family="text">
      <style:text-properties officeooo:rsid="000b46c5"/>
    </style:style>
    <style:style style:name="T9" style:family="text">
      <style:text-properties officeooo:rsid="000c9cd2"/>
    </style:style>
    <style:style style:name="T10" style:family="text">
      <style:text-properties officeooo:rsid="001094e8"/>
    </style:style>
    <style:style style:name="T11" style:family="text">
      <style:text-properties officeooo:rsid="0010bae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bae4" style:font-weight-asian="bold" style:font-weight-complex="bold"/>
    </style:style>
    <style:style style:name="T14" style:family="text">
      <style:text-properties fo:font-weight="bold" officeooo:rsid="000a675a" style:font-weight-asian="bold" style:font-weight-complex="bold"/>
    </style:style>
    <style:style style:name="T15" style:family="text">
      <style:text-properties fo:font-weight="bold" officeooo:rsid="000b46c5" style:font-weight-asian="bold" style:font-weight-complex="bold"/>
    </style:style>
    <style:style style:name="T16" style:family="text">
      <style:text-properties fo:font-weight="bold" officeooo:rsid="000c9cd2" style:font-weight-asian="bold" style:font-weight-complex="bold"/>
    </style:style>
    <style:style style:name="T17" style:family="text">
      <style:text-properties fo:font-weight="bold" officeooo:rsid="001094e8" style:font-weight-asian="bold" style:font-weight-complex="bold"/>
    </style:style>
    <style:style style:name="T18" style:family="text">
      <style:text-properties fo:font-weight="bold" officeooo:rsid="0007515f" style:font-weight-asian="bold" style:font-weight-complex="bold"/>
    </style:style>
    <style:style style:name="T19" style:family="text">
      <style:text-properties fo:font-weight="bold" officeooo:rsid="00091ebe" style:font-weight-asian="bold" style:font-weight-complex="bold"/>
    </style:style>
    <style:style style:name="T20" style:family="text">
      <style:text-properties fo:font-weight="bold" officeooo:rsid="00093743" style:font-weight-asian="bold" style:font-weight-complex="bold"/>
    </style:style>
    <style:style style:name="T21" style:family="text">
      <style:text-properties fo:font-style="italic" fo:font-weight="bold" officeooo:rsid="0007515f" style:font-style-asian="italic" style:font-weight-asian="bold" style:font-style-complex="italic" style:font-weight-complex="bold"/>
    </style:style>
    <style:style style:name="T22" style:family="text">
      <style:text-properties officeooo:rsid="0011c886"/>
    </style:style>
    <style:style style:name="T23" style:family="text">
      <style:text-properties officeooo:rsid="00126726"/>
    </style:style>
    <style:style style:name="T24" style:family="text">
      <style:text-properties officeooo:rsid="00137846"/>
    </style:style>
    <style:style style:name="T25" style:family="text">
      <style:text-properties officeooo:rsid="0013bb00"/>
    </style:style>
    <style:style style:name="T26" style:family="text">
      <style:text-properties officeooo:rsid="001ae552"/>
    </style:style>
    <style:style style:name="T27" style:family="text">
      <style:text-properties officeooo:rsid="001c2d53"/>
    </style:style>
    <style:style style:name="T28" style:family="text">
      <style:text-properties officeooo:rsid="001dfb8d"/>
    </style:style>
    <style:style style:name="T29" style:family="text">
      <style:text-properties officeooo:rsid="001e912f"/>
    </style:style>
    <style:style style:name="T30" style:family="text">
      <style:text-properties officeooo:rsid="0022ab17"/>
    </style:style>
    <style:style style:name="T31" style:family="text">
      <style:text-properties officeooo:rsid="00249c6f"/>
    </style:style>
    <style:style style:name="T32" style:family="text">
      <style:text-properties officeooo:rsid="0024c23d"/>
    </style:style>
    <style:style style:name="T33" style:family="text">
      <style:text-properties officeooo:rsid="0026945a"/>
    </style:style>
    <style:style style:name="T34" style:family="text">
      <style:text-properties fo:font-size="13pt" officeooo:rsid="00091ebe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omponent<text:span text:style-name="T22">s</text:span>.</text:p>
      <text:p text:style-name="P1"/>
      <text:p text:style-name="P4">1. Each component is folder with Makefile.uc.mk file that describe the component.</text:p>
      <text:p text:style-name="P4"><text:s text:c="4"/>Components can be located inside other components.</text:p>
      <text:p text:style-name="P4"/>
      <text:p text:style-name="P4"/>
      <text:p text:style-name="P1"><text:span text:style-name="T1">2</text:span>. When build system start build process, it will perform the scan for all existing components.</text:p>
      <text:p text:style-name="P1"><text:s text:c="4"/>For C/C++ compilation following folders <text:span text:style-name="T30">and their sub-folders </text:span>are scanned:</text:p>
      <text:p text:style-name="P1"><text:s text:c="4"/>a) application folder</text:p>
      <text:p text:style-name="P1"><text:s text:c="4"/>b) common_public/c/sw_packages folder</text:p>
      <text:p text:style-name="P1"><text:s text:c="4"/>c) common_public/c/hw_drivers folder</text:p>
      <text:p text:style-name="P1"><text:s text:c="4"/>d) common_private/c folder</text:p>
      <text:p text:style-name="P4"/>
      <text:p text:style-name="P4"/>
      <text:p text:style-name="P4">3. The list of all found components will be created in application folder in:</text:p>
      <text:p text:style-name="P4"><text:s text:c="4"/>z_auto_generated_files/<text:span text:style-name="T12">all_found_components.mk</text:span></text:p>
      <text:p text:style-name="P4"><text:s text:c="4"/>this file has two main sections:</text:p>
      <text:p text:style-name="P4"><text:s text:c="4"/>a) first section with all found component.</text:p>
      <text:p text:style-name="P4"><text:s text:c="4"/>b) second section is used to decide what components will be included in build process.</text:p>
      <text:p text:style-name="P4"><text:s text:c="4"/></text:p>
      <text:p text:style-name="P4"><text:s text:c="4"/>this file is build in makefile format to be processed later in <text:span text:style-name="T31">the </text:span>pre-build step.</text:p>
      <text:p text:style-name="P1"/>
      <text:p text:style-name="P4"/>
      <text:p text:style-name="P1"><text:span text:style-name="T3">4</text:span>. <text:span text:style-name="T2">Build process will decide to include or not to include the component according to</text:span></text:p>
      <text:p text:style-name="P6"><text:s text:c="4"/><text:span text:style-name="T12">$(INCLUDE_THIS_COMPONENT)</text:span> <text:s/>or <text:s/><text:span text:style-name="T12">$(INCLUDE_THIS_FOR_H_FILES_PATH)</text:span> variables in</text:p>
      <text:p text:style-name="P6"><text:s text:c="4"/><text:span text:style-name="T1">Makefile.uc.mk </text:span>file.</text:p>
      <text:p text:style-name="P6"><text:s text:c="4"/>a) INCLUDE_THIS_COMPONENT := y <text:s/>- <text:s text:c="2"/>will include the component, the <text:span text:style-name="T1">Makefile.uc.mk</text:span></text:p>
      <text:p text:style-name="P7"><text:s text:c="8"/>will be called by ‘make’ utility <text:span text:style-name="T26">and </text:span>component folder will <text:span text:style-name="T32">be added</text:span> in search path for include files.</text:p>
      <text:p text:style-name="P6"><text:s text:c="4"/>b) INCLUDE_THIS_FOR_H_FILES_PATH := y <text:s/>- <text:s text:c="2"/>will <text:span text:style-name="T33">add</text:span> component folder <text:span text:style-name="T23">only</text:span> in search path</text:p>
      <text:p text:style-name="P6"><text:s text:c="8"/>for include files.</text:p>
      <text:p text:style-name="P6"/>
      <text:p text:style-name="P6"/>
      <text:p text:style-name="P5"><text:span text:style-name="T25">5</text:span>. The list of components <text:span text:style-name="T24">that </text:span>will be <text:span text:style-name="T24">included in the build is </text:span>created in application folder in:</text:p>
      <text:p text:style-name="P5"><text:s text:c="4"/>z_auto_generated_files/<text:span text:style-name="T12">include_components.mk</text:span> <text:span text:style-name="T24">in $(SUBDIRS) variable</text:span></text:p>
      <text:p text:style-name="P5"><text:s text:c="4"/>this file is buil<text:span text:style-name="T25">t</text:span> in makefile format to be processed later in <text:span text:style-name="T31">during the</text:span> build.</text:p>
      <text:p text:style-name="P2"/>
      <text:p text:style-name="P2"/>
      <text:p text:style-name="P8"><text:span text:style-name="T25">6</text:span>. <text:span text:style-name="T4">Useful</text:span> variables.</text:p>
      <text:p text:style-name="P8"><text:s text:c="4"/><text:span text:style-name="T34">main</text:span><text:span text:style-name="T5">:</text:span></text:p>
      <text:p text:style-name="P8"><text:s text:c="4"/>a) <text:span text:style-name="T18">$(SRC)</text:span><text:span text:style-name="T4"> <text:s/>- <text:s/>list of source files to compile. Can be C files (.c), C++ files (.cc, .cpp), assembler files (.S, .s) .</text:span></text:p>
      <text:p text:style-name="P9"><text:s text:c="4"/><text:span text:style-name="T4">b) </text:span><text:span text:style-name="T18">$(INCLUDE_DIR)</text:span><text:span text:style-name="T4"> – list of additional search path for include files that will be passed to compiler (/I, -I ...).</text:span></text:p>
      <text:p text:style-name="P9"><text:span text:style-name="T4"><text:s text:c="8"/>Valid only for building this component.</text:span></text:p>
      <text:p text:style-name="P16"><text:s text:c="4"/><text:span text:style-name="T4">c) </text:span><text:span text:style-name="T21">$(DEFINES)</text:span><text:span text:style-name="T4"> – list of additional defines that will be passed to compiler (/D, -D ...). Valid only for building</text:span></text:p>
      <text:p text:style-name="P16"><text:span text:style-name="T4"><text:s text:c="9"/>this component.</text:span></text:p>
      <text:p text:style-name="P9"><text:s text:c="4"/><text:span text:style-name="T5">d) </text:span><text:span text:style-name="T19">$(CFLAGS)</text:span><text:span text:style-name="T5"> - list of additional flags that will be passed to C compiler. Valid only in this component.</text:span></text:p>
      <text:p text:style-name="P9"><text:s text:c="4"/><text:span text:style-name="T5">e) </text:span><text:span text:style-name="T19">$(CPPFLAGS)</text:span><text:span text:style-name="T5"> - list of additional flags that will be passed to C++ compiler. Valid only in this component.</text:span></text:p>
      <text:p text:style-name="P9"><text:s text:c="4"/><text:span text:style-name="T5">f) </text:span><text:span text:style-name="T19">$(ASMFLAGS) </text:span><text:span text:style-name="T5">- list of additional flags that will be passed to ASM compiler. Valid only in this component.</text:span></text:p>
      <text:p text:style-name="P9"/>
      <text:p text:style-name="P9"/>
      <text:p text:style-name="P9"/>
      <text:p text:style-name="P9"><text:s text:c="4"/><text:span text:style-name="T34">predefined variables</text:span><text:span text:style-name="T5">:</text:span></text:p>
      <text:p text:style-name="P17"><text:soft-page-break/><text:s text:c="4"/><text:span text:style-name="T5">a) </text:span><text:span text:style-name="T19">$(APP_ROOT_DIR) </text:span><text:span text:style-name="T5"><text:s/>– <text:s/>path to application folder. Can be used as a starting point to find additional files.</text:span></text:p>
      <text:p text:style-name="P17"><text:s text:c="4"/><text:span text:style-name="T5">b) </text:span><text:span text:style-name="T19">$(COMMON_PUBLIC_DIR)</text:span><text:span text:style-name="T5"> <text:s/>– <text:s/>path to common_public folder. Can be used as a starting point to find</text:span></text:p>
      <text:p text:style-name="P9"><text:span text:style-name="T5"><text:s text:c="8"/>additional files.</text:span></text:p>
      <text:p text:style-name="P17"><text:s text:c="4"/><text:span text:style-name="T5">c) </text:span><text:span text:style-name="T19">$(PARENT_OF_COMMON_PUBLIC_DIR)</text:span><text:span text:style-name="T5"> <text:s/>– <text:s/>path to parent folder of common_public. Can be used as a</text:span></text:p>
      <text:p text:style-name="P9"><text:span text:style-name="T5"><text:s text:c="9"/>starting point to find additional files.</text:span></text:p>
      <text:p text:style-name="P17"><text:s text:c="4"/><text:span text:style-name="T5">d) </text:span><text:span text:style-name="T19">$(EXTERNAL_SOURCE_ROOT_DIR)</text:span><text:span text:style-name="T5"> <text:s/>– <text:s/>path to folder with third party projects. Can be used as a</text:span></text:p>
      <text:p text:style-name="P9"><text:span text:style-name="T5"><text:s text:c="9"/>starting point to find additional files.</text:span></text:p>
      <text:p text:style-name="P10"><text:s text:c="4"/><text:span text:style-name="T6">e) </text:span><text:span text:style-name="T20">$(OUTPUT_APP_NAME)</text:span><text:span text:style-name="T6"> – main application name for output binary.</text:span></text:p>
      <text:p text:style-name="P10"><text:s text:c="4"/><text:span text:style-name="T6">f) </text:span><text:span text:style-name="T20">$(PROJECT_NAME)</text:span><text:span text:style-name="T6"> – project name.</text:span></text:p>
      <text:p text:style-name="P10"><text:s text:c="4"/><text:span text:style-name="T6">g) </text:span><text:span text:style-name="T20">$(COMPILER_HOST_OS) </text:span><text:span text:style-name="T6">– host OS detected by build system (Windows, Linux, ...).</text:span></text:p>
      <text:p text:style-name="P11"><text:s text:c="4"/><text:span text:style-name="T7">h) </text:span><text:span text:style-name="T14">$(DATE_STR)</text:span><text:span text:style-name="T7"> – date of current build.</text:span></text:p>
      <text:p text:style-name="P11"><text:s text:c="4"/><text:span text:style-name="T7">j) </text:span><text:span text:style-name="T14">$(TTIME_STR)</text:span><text:span text:style-name="T7"> – time of current build.</text:span></text:p>
      <text:p text:style-name="P11"/>
      <text:p text:style-name="P11"/>
      <text:p text:style-name="P11"><text:span text:style-name="T25">7</text:span>. <text:span text:style-name="T4">Useful</text:span> <text:span text:style-name="T7">functions</text:span>.</text:p>
      <text:p text:style-name="P11"><text:s text:c="4"/><text:span text:style-name="T7">a) </text:span><text:span text:style-name="T14">ADD_TO_GLOBAL_INCLUDE_PATH</text:span><text:span text:style-name="T7"> – will add folder to global include path (/I, -I, ...).</text:span></text:p>
      <text:p text:style-name="P11"><text:s text:c="8"/><text:span text:style-name="T7">usage:</text:span></text:p>
      <text:p text:style-name="P11"><text:span text:style-name="T7"><text:s text:c="8"/>DUMMY := $(call ADD_TO_GLOBAL_INCLUDE_PATH , your/include/path)</text:span></text:p>
      <text:p text:style-name="P11"/>
      <text:p text:style-name="P11"><text:s text:c="4"/><text:span text:style-name="T7">b) </text:span><text:span text:style-name="T14">ADD_TO_GLOBAL_DEFINES</text:span><text:span text:style-name="T7"> – will add defines to global defines list (/D, -D, ...).</text:span></text:p>
      <text:p text:style-name="P11"><text:s text:c="8"/><text:span text:style-name="T7">usage:</text:span></text:p>
      <text:p text:style-name="P11"><text:span text:style-name="T7"><text:s text:c="8"/>DUMMY := $(call ADD_TO_GLOBAL_DEFINES , your_define=xx)</text:span></text:p>
      <text:p text:style-name="P11"/>
      <text:p text:style-name="P11"><text:s text:c="4"/><text:span text:style-name="T8">c) </text:span><text:span text:style-name="T15">ADD_TO_GLOBAL_LIBS_PATH</text:span><text:span text:style-name="T8"> – will add folder to search path of libraries (/L).</text:span></text:p>
      <text:p text:style-name="P11"><text:s text:c="8"/><text:span text:style-name="T7">usage:</text:span></text:p>
      <text:p text:style-name="P11"><text:span text:style-name="T7"><text:s text:c="8"/>DUMMY := $(call ADD_TO_GLOBAL_LIBS_PATH , your/library/path)</text:span></text:p>
      <text:p text:style-name="P11"/>
      <text:p text:style-name="P12"><text:s text:c="4"/><text:span text:style-name="T8">d) </text:span><text:span text:style-name="T15">ADD_TO_GLOBAL_LIBS</text:span><text:span text:style-name="T8"> – will add library to library list (gcc - .a files, armcc - .lib files, ...).</text:span></text:p>
      <text:p text:style-name="P12"><text:s text:c="8"/><text:span text:style-name="T7">usage:</text:span></text:p>
      <text:p text:style-name="P12"><text:span text:style-name="T7"><text:s text:c="8"/>DUMMY := $(call ADD_TO_GLOBAL_LIBS , your_library)</text:span></text:p>
      <text:p text:style-name="P12"/>
      <text:p text:style-name="P12"><text:s text:c="4"/><text:span text:style-name="T9">e) </text:span><text:span text:style-name="T16">ADD_TO_GLOBAL_WHOLE_LIBS </text:span><text:span text:style-name="T9">– will add whole library to list of whole libraries.</text:span></text:p>
      <text:p text:style-name="P12"><text:span text:style-name="T9"><text:s text:c="8"/>(gcc - .a files, armcc - .lib files, ...). All object in these libraries will be included during link process,</text:span></text:p>
      <text:p text:style-name="P3"><text:span text:style-name="T3"><text:s text:c="8"/></text:span>rather than searching the archive for the required object files.</text:p>
      <text:p text:style-name="P3"><text:s text:c="8"/><text:span text:style-name="T9">(gcc example: -Wl,--whole-archive $(LIB_LIST) -Wl,--no-whole-archive)</text:span></text:p>
      <text:p text:style-name="P12"><text:s text:c="8"/><text:span text:style-name="T7">usage:</text:span></text:p>
      <text:p text:style-name="P12"><text:span text:style-name="T7"><text:s text:c="8"/>DUMMY := $(call ADD_TO_GLOBAL_WHOLE_LIBS , your_library)</text:span></text:p>
      <text:p text:style-name="P12"/>
      <text:p text:style-name="P13"><text:s text:c="4"/><text:span text:style-name="T8">d) </text:span><text:span text:style-name="T15">ADD_TO_GLOBAL_CFLAGS</text:span><text:span text:style-name="T8"> – will add C flags to be passed to compiler.</text:span></text:p>
      <text:p text:style-name="P13"><text:s text:c="8"/><text:span text:style-name="T7">usage:</text:span></text:p>
      <text:p text:style-name="P13"><text:span text:style-name="T7"><text:s text:c="8"/>DUMMY := $(call ADD_TO_GLOBAL_CFLAGS , your_cpflags)</text:span></text:p>
      <text:p text:style-name="P13"/>
      <text:p text:style-name="P13"><text:s text:c="4"/><text:span text:style-name="T8">d) </text:span><text:span text:style-name="T15">ADD_TO_GLOBAL_LDFLAGS</text:span><text:span text:style-name="T8"> – will add C flags to be passed to compiler.</text:span></text:p>
      <text:p text:style-name="P13"><text:s text:c="8"/><text:span text:style-name="T7">usage:</text:span></text:p>
      <text:p text:style-name="P13"><text:span text:style-name="T7"><text:s text:c="8"/>DUMMY := $(call ADD_TO_GLOBAL_LDFLAGS , your_ldflags)</text:span></text:p>
      <text:p text:style-name="P13"/>
      <text:p text:style-name="P14"><text:s text:c="4"/><text:span text:style-name="T10">e) </text:span><text:span text:style-name="T17">$(call exit,1)</text:span><text:span text:style-name="T10"> <text:s/>- function to stop build process. Good for debugging of build process.</text:span></text:p>
      <text:p text:style-name="P14"/>
      <text:p text:style-name="P15"><text:s text:c="4"/><text:span text:style-name="T11">f) </text:span><text:span text:style-name="T13">$(call get_curr_component_dir)</text:span><text:span text:style-name="T11"> <text:s/>- function to calculate folder of current component.</text:span></text:p>
      <text:p text:style-name="P15"><text:s text:c="8"/><text:span text:style-name="T13">Important!! - S</text:span><text:span text:style-name="T12">hould be used before any 'include' statement in makefile.</text:span></text:p>
      <text:p text:style-name="P15"/>
      <text:p text:style-name="P18"><text:soft-page-break/>8. Creating <text:span text:style-name="T26">new basic component in application folder.</text:span></text:p>
      <text:p text:style-name="P18"><text:s text:c="4"/><text:span text:style-name="T27">a) add new folder.</text:span></text:p>
      <text:p text:style-name="P19"><text:s text:c="4"/><text:span text:style-name="T27">b) add Makefile.uc.mk in folder from previous step.</text:span></text:p>
      <text:p text:style-name="P19"><text:s text:c="4"/><text:span text:style-name="T27">c) add INCLUDE_THIS_COMPONENT := y <text:s/>in Makefile.uc.mk from previous step.</text:span></text:p>
      <text:p text:style-name="P20"><text:span text:style-name="T27"><text:s text:c="4"/>d) add <text:s/>include $(COMMON_CC) at the end of Makefile.uc.mk, this line should be always at the end of file.</text:span></text:p>
      <text:p text:style-name="P20"><text:s text:c="4"/><text:span text:style-name="T29">e) add source files into folder. </text:span></text:p>
      <text:p text:style-name="P20"><text:span text:style-name="T28"><text:s text:c="8"/>Remember: folder will be added in search path for include files, so in the root folder of component is</text:span></text:p>
      <text:p text:style-name="P20"><text:span text:style-name="T28"><text:s text:c="9"/>recommended to keep only API header files.</text:span></text:p>
      <text:p text:style-name="P20"><text:s text:c="4"/><text:span text:style-name="T29">f) add files you want to compile to $(SRC) variable. (Example: SRC += src/foo.c src/bar.c)</text:span></text:p>
      <text:p text:style-name="P21"><text:s text:c="4"/><text:span text:style-name="T29">g) run ‘make clean’ and then ‘make all’ (then build system will find new component and compile it)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681in" fo:margin-bottom="0.4in" fo:margin-left="0.3807in" fo:margin-right="0.49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09:55:33.649000000</meta:creation-date>
    <dc:date>2021-10-06T15:26:07.938000000</dc:date>
    <meta:editing-duration>PT1H55M25S</meta:editing-duration>
    <meta:editing-cycles>28</meta:editing-cycles>
    <meta:generator>LibreOffice/6.0.3.2$Windows_X86_64 LibreOffice_project/8f48d515416608e3a835360314dac7e47fd0b821</meta:generator>
    <meta:document-statistic meta:table-count="0" meta:image-count="0" meta:object-count="0" meta:page-count="3" meta:paragraph-count="87" meta:word-count="785" meta:character-count="5610" meta:non-whitespace-character-count="4448"/>
  </office:meta>
</office:document-meta>
</file>